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5000002816A2B33A908B533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1" svg:font-family="Carlito"/>
    <style:font-face style:name="Liberation Serif2" svg:font-family="'Liberation Serif'"/>
    <style:font-face style:name="Carlito" svg:font-family="Carlito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T1" style:family="text">
      <style:text-properties fo:color="#000000" loext:opacity="100%" style:font-name="Liberation Serif2" fo:font-size="24pt" fo:font-weight="bold" style:font-size-asian="24pt" style:font-name-complex="Liberation Serif2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21cm" svg:x="0cm" svg:y="0cm" svg:viewBox="0 0 29701 21001" draw:points="0,0 29701,0 29701,21001 0,21001">
          <text:p/>
        </draw:polygon>
        <draw:frame draw:style-name="gr2" draw:text-style-name="P3" draw:layer="layout" svg:width="17.003cm" svg:height="0.937cm" svg:x="6.576cm" svg:y="8.057cm">
          <draw:text-box>
            <text:p text:style-name="P2"><text:span text:style-name="T1">Вариативная </text:span><text:span text:style-name="T1">Самостоятельная </text:span><text:span text:style-name="T1">работа №2.2</text:span></text:p>
          </draw:text-box>
        </draw:frame>
        <draw:frame draw:style-name="gr2" draw:text-style-name="P3" draw:layer="layout" svg:width="7.22cm" svg:height="0.937cm" svg:x="11.465cm" svg:y="8.992cm">
          <draw:text-box>
            <text:p text:style-name="P2"><text:span text:style-name="T1"><text:s/></text:span><text:span text:style-name="T1">Величко Арсений </text:span></text:p>
          </draw:text-box>
        </draw:frame>
        <draw:frame draw:style-name="gr2" draw:text-style-name="P3" draw:layer="layout" svg:width="12.774cm" svg:height="0.937cm" svg:x="8.689cm" svg:y="9.931cm">
          <draw:text-box>
            <text:p text:style-name="P2"><text:span text:style-name="T1">ИВТ 1 курс 2 </text:span><text:span text:style-name="T1">группа 3 </text:span><text:span text:style-name="T1">подгруппа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28.216cm" svg:height="13.568cm" svg:x="0.733cm" svg:y="3.723cm">
          <draw:image xlink:href="Pictures/1000000000000535000002816A2B33A908B533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1" svg:font-family="Carlito"/>
    <style:font-face style:name="Liberation Serif2" svg:font-family="'Liberation Serif'"/>
    <style:font-face style:name="Carlito" svg:font-family="Carlito" style:font-pitch="variable"/>
    <style:font-face style:name="Liberation Serif1" svg:font-family="'Liberation Serif'" style:font-pitch="variable"/>
    <style:font-face style:name="Noto Sans2" svg:font-family="'Noto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1.0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2-20T17:51:36.504867141</dc:date>
    <meta:editing-duration>PT51S</meta:editing-duration>
    <meta:editing-cycles>1</meta:editing-cycles>
    <meta:document-statistic meta:object-count="5"/>
    <meta:generator>LibreOffice/7.0.3.1$Linux_X86_64 LibreOffice_project/00$Build-1</meta:generator>
  </office:meta>
</office:document-meta>
</file>